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A0000012F6F1AFD8F.jpg"/>
  <manifest:file-entry manifest:media-type="image/png" manifest:full-path="Pictures/1000020000000438000004381C28C74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image-name="fondo_25_20marchu" draw:textarea-vertical-align="middl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rect draw:style-name="gr1" draw:text-style-name="P1" draw:layer="layout" svg:width="13.9cm" svg:height="12.6cm" svg:x="2.9cm" svg:y="6cm">
          <text:p/>
        </draw:rect>
        <draw:frame draw:style-name="gr2" draw:text-style-name="P1" draw:layer="layout" svg:width="15.882cm" svg:height="11.108cm" svg:x="1.518cm" svg:y="6.892cm">
          <draw:image xlink:href="Pictures/1000020000000438000004381C28C74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ndo_25_20marchu" draw:display-name="fondo%20marchu" xlink:href="Pictures/10000000000001AA0000012F6F1AFD8F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2-06T15:30:49.21</meta:creation-date>
    <dc:date>2024-12-06T16:17:30.02</dc:date>
    <meta:editing-duration>PT2M1S</meta:editing-duration>
    <meta:editing-cycles>1</meta:editing-cycles>
    <meta:generator>OpenOffice/4.1.15$Win32 OpenOffice.org_project/4115m2$Build-9813</meta:generator>
    <meta:document-statistic meta:object-count="2"/>
  </office:meta>
</office:document-meta>
</file>